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size="8pt" style:font-size-asian="8pt" style:font-size-complex="8pt"/>
    </style:style>
    <style:style style:name="P3" style:family="paragraph">
      <loext:graphic-properties draw:fill-color="#ff3300"/>
      <style:paragraph-properties fo:text-align="center"/>
      <style:text-properties style:font-name="Times New Roman" fo:font-size="8pt" style:font-size-asian="8pt" style:font-size-complex="8pt"/>
    </style:style>
    <style:style style:name="P4" style:family="paragraph">
      <loext:graphic-properties draw:fill-color="#ffcc00"/>
      <style:paragraph-properties fo:text-align="center"/>
      <style:text-properties style:font-name="Times New Roman" fo:font-size="8pt" style:font-size-asian="8pt" style:font-size-complex="8pt"/>
    </style:style>
    <style:style style:name="P5" style:family="paragraph">
      <loext:graphic-properties draw:fill-color="#ccff66"/>
      <style:paragraph-properties fo:text-align="center"/>
      <style:text-properties style:font-name="Times New Roman" fo:font-size="8pt" style:font-size-asian="8pt" style:font-size-complex="8pt"/>
    </style:style>
    <style:style style:name="P6" style:family="paragraph">
      <style:paragraph-properties fo:text-align="center"/>
      <style:text-properties fo:font-size="6pt" style:font-size-asian="6pt" style:font-size-complex="6pt"/>
    </style:style>
    <style:style style:name="P7" style:family="paragraph">
      <style:paragraph-properties fo:text-align="center"/>
      <style:text-properties style:font-name="Times New Roman" fo:font-size="6pt" style:font-size-asian="6pt" style:font-size-complex="6pt"/>
    </style:style>
    <style:style style:name="P8" style:family="paragraph">
      <loext:graphic-properties draw:fill-color="#ff3300"/>
      <style:paragraph-properties fo:text-align="center"/>
      <style:text-properties style:font-name="Times New Roman" fo:font-size="6pt" style:font-size-asian="6pt" style:font-size-complex="6pt"/>
    </style:style>
    <style:style style:name="P9" style:family="paragraph">
      <loext:graphic-properties draw:fill-color="#ffcc00"/>
      <style:paragraph-properties fo:text-align="center"/>
      <style:text-properties style:font-name="Times New Roman" fo:font-size="6pt" style:font-size-asian="6pt" style:font-size-complex="6pt"/>
    </style:style>
    <style:style style:name="P10" style:family="paragraph">
      <loext:graphic-properties draw:fill-color="#ccff66"/>
      <style:paragraph-properties fo:text-align="center"/>
      <style:text-properties style:font-name="Times New Roman" fo:font-size="6pt" style:font-size-asian="6pt" style:font-size-complex="6pt"/>
    </style:style>
    <style:style style:name="T1" style:family="text">
      <style:text-properties style:font-name="Times New Roman" fo:font-size="8pt" style:font-size-asian="8pt" style:font-size-complex="8pt"/>
    </style:style>
    <style:style style:name="T2" style:family="text">
      <style:text-properties style:font-name="Times New Roman" fo:font-size="6pt" style:font-size-asian="6pt" style:font-size-complex="6pt"/>
    </style:style>
    <style:style style:name="gr1" style:family="graphic">
      <style:graphic-properties draw:textarea-horizontal-align="justify" draw:textarea-vertical-align="middle" draw:auto-grow-height="false" fo:min-height="0.7764in" fo:min-width="0.406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3300" draw:textarea-horizontal-align="justify" draw:textarea-vertical-align="middle" draw:auto-grow-height="false" fo:min-height="0.7764in" fo:min-width="0.774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ffcc00" draw:textarea-horizontal-align="justify" draw:textarea-vertical-align="middle" draw:auto-grow-height="false" fo:min-height="0.7764in" fo:min-width="0.52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ff3300" draw:textarea-horizontal-align="justify" draw:textarea-vertical-align="middle" draw:auto-grow-height="false" fo:min-height="0.7764in" fo:min-width="0.74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ffcc00" draw:textarea-horizontal-align="justify" draw:textarea-vertical-align="middle" draw:auto-grow-height="false" fo:min-height="0.7764in" fo:min-width="0.5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ccff66" draw:textarea-horizontal-align="justify" draw:textarea-vertical-align="middle" draw:auto-grow-height="false" fo:min-height="0.7764in" fo:min-width="0.5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.7764in" fo:min-width="0.332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-color="#ff3300" draw:textarea-horizontal-align="justify" draw:textarea-vertical-align="middle" draw:auto-grow-height="false" fo:min-height="0.7764in" fo:min-width="0.5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-color="#ffcc00" draw:textarea-horizontal-align="justify" draw:textarea-vertical-align="middle" draw:auto-grow-height="false" fo:min-height="0.7764in" fo:min-width="0.4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-color="#ffcc00" draw:textarea-horizontal-align="justify" draw:textarea-vertical-align="middle" draw:auto-grow-height="false" fo:min-height="0.7764in" fo:min-width="0.41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fill-color="#ccff66" draw:textarea-horizontal-align="justify" draw:textarea-vertical-align="middle" draw:auto-grow-height="false" fo:min-height="0.7764in" fo:min-width="0.450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fill-color="#ccff66" draw:textarea-horizontal-align="justify" draw:textarea-vertical-align="middle" draw:auto-grow-height="false" fo:min-height="0.7764in" fo:min-width="0.42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fill-color="#ff3300" draw:textarea-horizontal-align="justify" draw:textarea-vertical-align="middle" draw:auto-grow-height="false" fo:min-height="0.7764in" fo:min-width="0.54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draw:text-style-name="P2" svg:width="0.4067in" svg:height="0.7768in" svg:x="0.1929in" svg:y="0.2236in"><text:p text:style-name="P1"><text:span text:style-name="T1">Input</text:span></text:p><text:p text:style-name="P1"><text:span text:style-name="T1">1x15x15</text:span></text:p><draw:enhanced-geometry svg:viewBox="0 0 21600 21600" draw:type="rectangle" draw:enhanced-path="M 0 0 L 21600 0 21600 21600 0 21600 0 0 Z N"/></draw:custom-shape><draw:custom-shape text:anchor-type="paragraph" draw:z-index="1" draw:name="Shape1" draw:style-name="gr2" draw:text-style-name="P3" svg:width="0.7748in" svg:height="0.7768in" svg:x="0.6217in" svg:y="0.2236in"><text:p text:style-name="P1"><text:span text:style-name="T1">CO</text:span><text:span text:style-name="T1">NV1</text:span><text:span text:style-name="T1">+Re</text:span><text:span text:style-name="T1">LU</text:span></text:p><text:p text:style-name="P1"><text:span text:style-name="T1">filter</text:span><text:span text:style-name="T1">s: 20</text:span></text:p><text:p text:style-name="P1"><text:span text:style-name="T1">f_siz</text:span><text:span text:style-name="T1">e: </text:span><text:span text:style-name="T1">4x4</text:span></text:p><text:p text:style-name="P1"><text:span text:style-name="T1">strid</text:span><text:span text:style-name="T1">e: 1</text:span></text:p><text:p text:style-name="P1"><text:span text:style-name="T1">pad</text:span><text:span text:style-name="T1">ding</text:span><text:span text:style-name="T1">: 0</text:span></text:p><draw:enhanced-geometry svg:viewBox="0 0 21600 21600" draw:type="rectangle" draw:enhanced-path="M 0 0 L 21600 0 21600 21600 0 21600 0 0 Z N"/></draw:custom-shape><draw:custom-shape text:anchor-type="paragraph" draw:z-index="2" draw:name="Shape1" draw:style-name="gr3" draw:text-style-name="P4" svg:width="0.5287in" svg:height="0.7768in" svg:x="1.4181in" svg:y="0.2236in"><text:p text:style-name="P1"><text:span text:style-name="T1">POOL1</text:span></text:p><text:p text:style-name="P1"><text:span text:style-name="T1">f_size: </text:span><text:span text:style-name="T1">2x2</text:span></text:p><text:p text:style-name="P1"><text:span text:style-name="T1">stride: 2</text:span></text:p><text:p text:style-name="P1"><text:span text:style-name="T1">padding: </text:span><text:span text:style-name="T1">0</text:span></text:p><draw:enhanced-geometry svg:viewBox="0 0 21600 21600" draw:type="rectangle" draw:enhanced-path="M 0 0 L 21600 0 21600 21600 0 21600 0 0 Z N"/></draw:custom-shape><draw:custom-shape text:anchor-type="paragraph" draw:z-index="3" draw:name="Shape1" draw:style-name="gr4" draw:text-style-name="P3" svg:width="0.7406in" svg:height="0.7768in" svg:x="1.9626in" svg:y="0.2236in"><text:p text:style-name="P1"><text:span text:style-name="T1">CONV2+ReLU</text:span></text:p><text:p text:style-name="P1"><text:span text:style-name="T1">filters: 40</text:span></text:p><text:p text:style-name="P1"><text:span text:style-name="T1">f_size: 3x3</text:span></text:p><text:p text:style-name="P1"><text:span text:style-name="T1">stride: 1</text:span></text:p><text:p text:style-name="P1"><text:span text:style-name="T1">padding: 0</text:span></text:p><draw:enhanced-geometry svg:viewBox="0 0 21600 21600" draw:type="rectangle" draw:enhanced-path="M 0 0 L 21600 0 21600 21600 0 21600 0 0 Z N"/></draw:custom-shape><draw:custom-shape text:anchor-type="paragraph" draw:z-index="4" draw:name="Shape1" draw:style-name="gr5" draw:text-style-name="P4" svg:width="0.5524in" svg:height="0.7768in" svg:x="2.7193in" svg:y="0.2236in"><text:p text:style-name="P1"><text:span text:style-name="T1">POOL2</text:span></text:p><text:p text:style-name="P1"><text:span text:style-name="T1">stride: 2</text:span></text:p><text:p text:style-name="P1"><text:span text:style-name="T1">padding: </text:span><text:span text:style-name="T1">0</text:span></text:p><draw:enhanced-geometry svg:viewBox="0 0 21600 21600" draw:type="rectangle" draw:enhanced-path="M 0 0 L 21600 0 21600 21600 0 21600 0 0 Z N"/></draw:custom-shape><draw:custom-shape text:anchor-type="paragraph" draw:z-index="5" draw:name="Shape1" draw:style-name="gr6" draw:text-style-name="P5" svg:width="0.5524in" svg:height="0.7768in" svg:x="3.2937in" svg:y="0.2236in"><text:p text:style-name="P1"><text:span text:style-name="T1">FC1+ReLU</text:span></text:p><text:p text:style-name="P1"><text:span text:style-name="T1">60</text:span></text:p><draw:enhanced-geometry svg:viewBox="0 0 21600 21600" draw:type="rectangle" draw:enhanced-path="M 0 0 L 21600 0 21600 21600 0 21600 0 0 Z N"/></draw:custom-shape><draw:custom-shape text:anchor-type="paragraph" draw:z-index="6" draw:name="Shape1" draw:style-name="gr6" draw:text-style-name="P5" svg:width="0.5524in" svg:height="0.7768in" svg:x="3.8681in" svg:y="0.2236in"><text:p text:style-name="P1"><text:span text:style-name="T1">FC2+ReLU</text:span></text:p><text:p text:style-name="P1"><text:span text:style-name="T1">2</text:span>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7" draw:name="Shape1" draw:style-name="gr7" draw:text-style-name="P7" svg:width="0.3331in" svg:height="0.7768in" svg:x="0.1929in" svg:y="0.0319in"><text:p text:style-name="P6"><text:span text:style-name="T2">Input</text:span></text:p><text:p text:style-name="P6"><text:span text:style-name="T2">1x39x39</text:span></text:p><draw:enhanced-geometry svg:viewBox="0 0 21600 21600" draw:type="rectangle" draw:enhanced-path="M 0 0 L 21600 0 21600 21600 0 21600 0 0 Z N"/></draw:custom-shape><draw:custom-shape text:anchor-type="paragraph" draw:z-index="8" draw:name="Shape1" draw:style-name="gr8" draw:text-style-name="P8" svg:width="0.5504in" svg:height="0.7768in" svg:x="0.5437in" svg:y="0.0319in"><text:p text:style-name="P6"><text:span text:style-name="T2">CONV1+ReLU</text:span></text:p><text:p text:style-name="P6"><text:span text:style-name="T2">filters: 20</text:span></text:p><text:p text:style-name="P6"><text:span text:style-name="T2">f_size: 4x4</text:span></text:p><text:p text:style-name="P6"><text:span text:style-name="T2">stride: 1</text:span></text:p><text:p text:style-name="P6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10" draw:name="Shape1" draw:style-name="gr8" draw:text-style-name="P8" svg:width="0.5504in" svg:height="0.7768in" svg:x="1.5366in" svg:y="0.0319in"><text:p text:style-name="P6"><text:span text:style-name="T2">CONV2+ReLU</text:span></text:p><text:p text:style-name="P6"><text:span text:style-name="T2">filters: 40</text:span></text:p><text:p text:style-name="P6"><text:span text:style-name="T2">f_size: 3x3</text:span></text:p><text:p text:style-name="P6"><text:span text:style-name="T2">stride: 1</text:span></text:p><text:p text:style-name="P6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9" draw:name="Shape1" draw:style-name="gr9" draw:text-style-name="P9" svg:width="0.4098in" svg:height="0.7768in" svg:x="1.111in" svg:y="0.0319in"><text:p text:style-name="P6"><text:span text:style-name="T2">POOL1</text:span></text:p><text:p text:style-name="P6"><text:span text:style-name="T2">f_size: 2x2</text:span></text:p><text:p text:style-name="P6"><text:span text:style-name="T2">stride: 2</text:span></text:p><text:p text:style-name="P6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11" draw:name="Shape1" draw:style-name="gr10" draw:text-style-name="P9" svg:width="0.4157in" svg:height="0.7768in" svg:x="2.1055in" svg:y="0.0374in"><text:p text:style-name="P6"><text:span text:style-name="T2">POOL2</text:span></text:p><text:p text:style-name="P6"><text:span text:style-name="T2">stride: 2</text:span></text:p><text:p text:style-name="P6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14" draw:name="Shape1" draw:style-name="gr8" draw:text-style-name="P8" svg:width="0.5504in" svg:height="0.7768in" svg:x="2.5374in" svg:y="0.0319in"><text:p text:style-name="P6"><text:span text:style-name="T2">CONV3+ReLU</text:span></text:p><text:p text:style-name="P6"><text:span text:style-name="T2">filters: 60</text:span></text:p><text:p text:style-name="P6"><text:span text:style-name="T2">f_size: 3x3</text:span></text:p><text:p text:style-name="P6"><text:span text:style-name="T2">stride: 1</text:span></text:p><text:p text:style-name="P6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15" draw:name="Shape1" draw:style-name="gr9" draw:text-style-name="P9" svg:width="0.4098in" svg:height="0.7768in" svg:x="3.0992in" svg:y="0.0319in"><text:p text:style-name="P6"><text:span text:style-name="T2">POOL3</text:span></text:p><text:p text:style-name="P6"><text:span text:style-name="T2">f_size: 2x2</text:span></text:p><text:p text:style-name="P6"><text:span text:style-name="T2">stride: 2</text:span></text:p><text:p text:style-name="P6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16" draw:name="Shape1" draw:style-name="gr13" draw:text-style-name="P8" svg:width="0.548in" svg:height="0.7768in" svg:x="3.5252in" svg:y="0.0319in"><text:p text:style-name="P6"><text:span text:style-name="T2">CONV4+ReLU</text:span></text:p><text:p text:style-name="P6"><text:span text:style-name="T2">filters: 80</text:span></text:p><text:p text:style-name="P6"><text:span text:style-name="T2">f_size: 2x2</text:span></text:p><text:p text:style-name="P6"><text:span text:style-name="T2">stride: 1</text:span></text:p><text:p text:style-name="P6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12" draw:name="Shape1" draw:style-name="gr11" draw:text-style-name="P10" svg:width="0.4512in" svg:height="0.7768in" svg:x="4.0898in" svg:y="0.0319in"><text:p text:style-name="P6"><text:span text:style-name="T2">FC1+ReLU</text:span></text:p><text:p text:style-name="P6"><text:span text:style-name="T2">120/100/100</text:span></text:p><draw:enhanced-geometry svg:viewBox="0 0 21600 21600" draw:type="rectangle" draw:enhanced-path="M 0 0 L 21600 0 21600 21600 0 21600 0 0 Z N"/></draw:custom-shape><draw:custom-shape text:anchor-type="paragraph" draw:z-index="13" draw:name="Shape1" draw:style-name="gr12" draw:text-style-name="P10" svg:width="0.4217in" svg:height="0.7768in" svg:x="4.5571in" svg:y="0.0319in"><text:p text:style-name="P6"><text:span text:style-name="T2">FC2+ReLU</text:span></text:p><text:p text:style-name="P6"><text:span text:style-name="T2">10/6/6</text:span>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20:40:17.368965930</meta:creation-date>
    <dc:date>2017-10-01T21:07:27.361597607</dc:date>
    <meta:editing-duration>PT16M39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